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とても澄んでいて飲めそうな水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’s crystal clear drinkable water.
</text:p>
          </table:table-cell>
          <table:table-cell table:style-name="ce0" office:value-type="string">
            <text:p>It's crystal-clear drinkable water.</text:p>
          </table:table-cell>
          <table:table-cell table:number-columns-repeated="1019"/>
        </table:table-row>
        <table:table-row>
          <table:table-cell table:style-name="ce0" office:value-type="string">
            <text:p>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/>
          <table:table-cell table:style-name="ce0" office:value-type="string">
            <text:p>Take some</text:p>
          </table:table-cell>
          <table:table-cell table:number-columns-repeated="1019"/>
        </table:table-row>
        <table:table-row>
          <table:table-cell table:style-name="ce0" office:value-type="string">
            <text:p>汲ま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 not take any 
</text:p>
          </table:table-cell>
          <table:table-cell table:style-name="ce0" office:value-type="string">
            <text:p>Don't take any</text:p>
          </table:table-cell>
          <table:table-cell table:number-columns-repeated="1019"/>
        </table:table-row>
        <table:table-row>
          <table:table-cell table:style-name="ce0" office:value-type="string">
            <text:p>【水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1! 
</text:p>
          </table:table-cell>
          <table:table-cell table:style-name="ce0" office:value-type="string">
            <text:p>Obtained
【Water】 ×1!</text:p>
          </table:table-cell>
          <table:table-cell table:number-columns-repeated="1019"/>
        </table:table-row>
        <table:table-row>
          <table:table-cell table:style-name="ce0" office:value-type="string">
            <text:p>持ち物がいっぱいだ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nventory is full! 
</text:p>
          </table:table-cell>
          <table:table-cell table:style-name="ce0" office:value-type="string">
            <text:p>Your inventory is full!</text:p>
          </table:table-cell>
          <table:table-cell table:number-columns-repeated="1019"/>
        </table:table-row>
        <table:table-row>
          <table:table-cell table:style-name="ce0" office:value-type="string">
            <text:p>・・・っ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にこれ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's going on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のすごい魔力の圧力って言うか・・・</text:p>
          </table:table-cell>
          <table:table-cell table:style-name="ce0"/>
          <table:table-cell table:style-name="ce0"/>
          <table:table-cell table:style-name="ce0" office:value-type="string">
            <text:p>I can feel an incredibly oppressive magic
in the ai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何か感じ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can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。　熾天少女には分かるみたい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. I guess we Heavenly Maidens can tell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ぐ近くに、ものすごい強い魔物か何かが
いるよ・・・</text:p>
          </table:table-cell>
          <table:table-cell table:style-name="ce0"/>
          <table:table-cell table:style-name="ce0"/>
          <table:table-cell table:style-name="ce0" office:value-type="string">
            <text:p>There's some super strong magical presence
around here, and it's real clos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びくびく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tremble*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だとしたら村人たちが危ない。　行く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the villagers might be in danger. Let's
go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オラオラァ！！　次はどいつだァ！？」</text:p>
          </table:table-cell>
          <table:table-cell table:style-name="ce0"/>
          <table:table-cell table:style-name="ce0"/>
          <table:table-cell table:style-name="ce0" office:value-type="string">
            <text:p>???
“Ora ora!! Who's next?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オレ様がまとめてひねり潰してやるぜ！！」</text:p>
          </table:table-cell>
          <table:table-cell table:style-name="ce0"/>
          <table:table-cell table:style-name="ce0"/>
          <table:table-cell table:style-name="ce0" office:value-type="string">
            <text:p>???
“I shall crush every last one of you plebeians
to pieces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いきなり現れたかと思えば、大暴れ
　しおって・・・！」</text:p>
          </table:table-cell>
          <table:table-cell table:style-name="ce0"/>
          <table:table-cell table:style-name="ce0"/>
          <table:table-cell table:style-name="ce0" office:value-type="string">
            <text:p>Villager
“This thing came out of nowhere and just
went off on a rampage...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貴様はいったい何者じゃ！？」</text:p>
          </table:table-cell>
          <table:table-cell table:style-name="ce0"/>
          <table:table-cell table:style-name="ce0"/>
          <table:table-cell table:style-name="ce0" office:value-type="string">
            <text:p>Villager
“Who the hell do you think you are?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ハッ！　てめぇが村長か。　ジジィはすっこん
　でな！」</text:p>
          </table:table-cell>
          <table:table-cell table:style-name="ce0"/>
          <table:table-cell table:style-name="ce0"/>
          <table:table-cell table:style-name="ce0" office:value-type="string">
            <text:p>???
“Ha! So you are the chief of this pathetic
village. You had best run now, senile old
fool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それとも、オレ様とやり合うか？　ああん！？」</text:p>
          </table:table-cell>
          <table:table-cell table:style-name="ce0"/>
          <table:table-cell table:style-name="ce0"/>
          <table:table-cell table:style-name="ce0" office:value-type="string">
            <text:p>???
“Or would you rather face off against I?
Ey?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お・・・おのれ、化け物・・・！」</text:p>
          </table:table-cell>
          <table:table-cell table:style-name="ce0"/>
          <table:table-cell table:style-name="ce0"/>
          <table:table-cell table:style-name="ce0" office:value-type="string">
            <text:p>Villager
“Y... You damned monster...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でかいのがい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got a big one on our hands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りゃまた、ヤバそうだね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 it looks like big trouble, too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の人たちが襲われてるわ！
早く行き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threatening the villagers!
We need to hurry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待て待てーい！　暴虐はそこまで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ld it, hold it—! Your tyranny ends here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やるなら、あたし達が相手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're going to fight someone, fight against
us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オイオイオイ！！」</text:p>
          </table:table-cell>
          <table:table-cell table:style-name="ce0"/>
          <table:table-cell table:style-name="ce0"/>
          <table:table-cell table:style-name="ce0" office:value-type="string">
            <text:p>???
“Oi, oi, oi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勇ましく救世主のご登場かと思えば、ただの
　ションベンくせえ小娘かよ！！！」</text:p>
          </table:table-cell>
          <table:table-cell table:style-name="ce0"/>
          <table:table-cell table:style-name="ce0"/>
          <table:table-cell table:style-name="ce0" office:value-type="string">
            <text:p>???
“For a second I thought I was gonna come
face-to-face with some bold heroes, but its
just a bunch of piss-smellin' little girls!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ギクッ）</text:p>
          </table:table-cell>
          <table:table-cell table:style-name="ce0"/>
          <table:table-cell table:style-name="ce0" office:value-type="string">
            <text:p>4 girls</text:p>
          </table:table-cell>
          <table:table-cell table:style-name="ce0" office:value-type="string">
            <text:p>Ghk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・・・あれ？　なんか、触れちゃいけないトコに
　触れちゃった・・・？」</text:p>
          </table:table-cell>
          <table:table-cell table:style-name="ce0"/>
          <table:table-cell table:style-name="ce0"/>
          <table:table-cell table:style-name="ce0" office:value-type="string">
            <text:p>???
“...Huh? Did I just hit some kinda sore
spot...?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我々は、お前たち魔物の軍勢を征伐するために
この世界にやってきた熾天少女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are the Heavenly Maidens who have come
to this world to conquer your army of
demons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場で滅す。　覚悟するといい。</text:p>
          </table:table-cell>
          <table:table-cell table:style-name="ce0"/>
          <table:table-cell table:style-name="ce0"/>
          <table:table-cell table:style-name="ce0" office:value-type="string">
            <text:p>We will destroy you where you stand. Get
ready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おおおお！　すると、テメェらが噂の！！」</text:p>
          </table:table-cell>
          <table:table-cell table:style-name="ce0"/>
          <table:table-cell table:style-name="ce0"/>
          <table:table-cell table:style-name="ce0" office:value-type="string">
            <text:p>???
“Ohohohoho! So it is you, from the rumors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ウハハハハハ！！　こいつはラッキーだぜ！」</text:p>
          </table:table-cell>
          <table:table-cell table:style-name="ce0"/>
          <table:table-cell table:style-name="ce0"/>
          <table:table-cell table:style-name="ce0" office:value-type="string">
            <text:p>???
“Uwahahahahaha!! It's my lucky day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ちょうど探してたんだ！　このオレ様自らが
　叩き潰すためになァ！！」</text:p>
          </table:table-cell>
          <table:table-cell table:style-name="ce0"/>
          <table:table-cell table:style-name="ce0"/>
          <table:table-cell table:style-name="ce0" office:value-type="string">
            <text:p>???
“I was just looking for you! That is, so you
could have the honor of being crushed by
I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見た感じ、敵の幹部クラスってとこ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rom the look of him, he must be one of
the enemy's top brass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察しがいいじゃねェか！　その通りよ！」</text:p>
          </table:table-cell>
          <table:table-cell table:style-name="ce0"/>
          <table:table-cell table:style-name="ce0"/>
          <table:table-cell table:style-name="ce0" office:value-type="string">
            <text:p>???
“What fine sense you have! Right you are,
little one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オレ様は、煉絶の姫君カラット様に仕える
　魔物軍団の四天王、としひこ様だ！！
　覚えときな！！」</text:p>
          </table:table-cell>
          <table:table-cell table:style-name="ce0"/>
          <table:table-cell table:style-name="ce0"/>
          <table:table-cell table:style-name="ce0" office:value-type="string">
            <text:p>???
“It is I, Toshihiko of the Four Hellish Kings
who serve the Duchess of Hellfire herself!!
You would do well to remember it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としひこ・・・</text:p>
          </table:table-cell>
          <table:table-cell table:style-name="ce0"/>
          <table:table-cell table:style-name="ce0" office:value-type="string">
            <text:p>4 girls</text:p>
          </table:table-cell>
          <table:table-cell table:style-name="ce0" office:value-type="string">
            <text:p>Toshihiko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びっくりするぐらい食いついてきたよ！！
　そこあんま突っ込むんじゃねえよ！！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Even I am surprised by how much you
seem to be savoring my name!! In fact, you
are almost relishing it too much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全国のとしひこさんに謝れッ！！！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The whole country shall apologize to me,
the great Toshihiko!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前置きは十分だ。　行く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enough talk. Let's do this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上等だコラァ！！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Very well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熾天少女だか四面楚歌だか知らねえが、
　オレ様の前では紙切れ同然よォ！！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I care not if you are the Heavenly Maidens
or the Cowardly Buffoons, you shall crumble
before me like a house of cards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八つ裂きにしてやるわ！！！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I shall tear you limb from limb!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ぐはぁ・・・ッ！！」</text:p>
          </table:table-cell>
          <table:table-cell table:style-name="ce0" office:value-type="string">
            <text:p>After battle</text:p>
          </table:table-cell>
          <table:table-cell table:style-name="ce0"/>
          <table:table-cell table:style-name="ce0" office:value-type="string">
            <text:p>Toshihiko of the Four Hellish Kings
“Gaaahh...!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ば、馬鹿な・・・ッ！　いくら相手が熾天少女
　だからって・・・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I-Impossible...! Even if you are the
Heavenly Maidens..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こ、こんな・・・ガキ共に、こ、この・・・オレ様
　がァ・・・ッ！！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T-To think that... I, the g-great Toshihiko,
would...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ぬおおあああああーーーッッ！！！！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Nuwooooooohhhhhh———!!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勝ったぁー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did it—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強かったねー・・・</text:p>
          </table:table-cell>
          <table:table-cell table:style-name="ce0"/>
          <table:table-cell table:style-name="ce0"/>
          <table:table-cell table:style-name="ce0" office:value-type="string">
            <text:p>He sure was strong, wasn't he—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さ、さすがに・・・四天王を名乗るだけのことは
あるわね・・・ふぅ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-Just as you'd expect... for someone with
a title like Hellish King... phew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でも、それをいきなりやっつけちゃう
あたし達って、やっぱすごくない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 if ya think about it, aren't we pretty
amazin' to beat up someone like that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怖かったですけど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-He was really scary, though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とにかく、見事な戦いだ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was an admirable performance, in any
cas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敵幹部の1人を粉砕した功績は、称賛に
値する。</text:p>
          </table:table-cell>
          <table:table-cell table:style-name="ce0"/>
          <table:table-cell table:style-name="ce0"/>
          <table:table-cell table:style-name="ce0" office:value-type="string">
            <text:p>I have nothing but praise for your spectacular
defeat of one of the enemy's generals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さて、村の人たちを介抱しなければ。</text:p>
          </table:table-cell>
          <table:table-cell table:style-name="ce0"/>
          <table:table-cell table:style-name="ce0"/>
          <table:table-cell table:style-name="ce0" office:value-type="string">
            <text:p>Now, let's see how the villagers are holding up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そうだね！　このままにしておけないもん
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good idea! We can't just leave them
like this, can we?</text:p>
          </table:table-cell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